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TimestampLocaleConverter.SqlTimestamp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parse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stampLocaleConverter.SqlTimestamp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